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Footnote">
      <style:text-properties officeooo:paragraph-rsid="0faa1a72" fo:background-color="transparent"/>
    </style:style>
    <style:style style:name="P86" style:family="paragraph" style:parent-style-name="Standard">
      <style:text-properties officeooo:paragraph-rsid="0fb13a96"/>
    </style:style>
    <style:style style:name="P87" style:family="paragraph" style:parent-style-name="Standard">
      <style:text-properties officeooo:paragraph-rsid="0fc8e1b1"/>
    </style:style>
    <style:style style:name="P88" style:family="paragraph" style:parent-style-name="Footnote">
      <style:text-properties officeooo:paragraph-rsid="0fd38088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font-size="8pt" style:font-size-asian="8pt" style:font-size-complex="8pt" loext:padding="0.049cm" loext:border="0.31pt solid #000000"/>
    </style:style>
    <style:style style:name="T24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language="en" fo:country="GB"/>
    </style:style>
    <style:style style:name="T24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officeooo:rsid="0f981b1c"/>
    </style:style>
    <style:style style:name="T25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89"><text:span text:style-name="Strong_20_Emphasis"><text:span text:style-name="T124">Checklist for installing </text:span></text:span><text:span text:style-name="Strong_20_Emphasis"><text:span text:style-name="T124"><text:user-field-get text:name="Distro">Ubuntu</text:user-field-get></text:span></text:span><text:span text:style-name="Strong_20_Emphasis"><text:span text:style-name="T124"><text:s/></text:span></text:span><text:span text:style-name="Strong_20_Emphasis"><text:span text:style-name="T125"><text:user-field-get text:name="Version">22.04 LTS</text:user-field-get></text:span></text:span><text:span text:style-name="Strong_20_Emphasis"><text:span text:style-name="T126"><text:note text:id="ftn1" text:note-class="footnote"><text:note-citation>1</text:note-citation><text:note-body><text:p text:style-name="P83"><text:span text:style-name="T165">LTS stands for Long-Term Support, and this April </text:span><text:span text:style-name="Strong_20_Emphasis"><text:span text:style-name="T92"><text:user-field-get style:data-style-name="N0" text:name="Releaseyear">2022</text:user-field-get></text:span></text:span><text:span text:style-name="T167"><text:s/></text:span><text:span text:style-name="Strong_20_Emphasis"><text:span text:style-name="T170"><text:user-field-get text:name="Distro">Ubuntu</text:user-field-get></text:span></text:span><text:span text:style-name="T166"><text:s/></text:span><text:span text:style-name="T171"><text:user-field-get text:name="Version">22.04 LTS</text:user-field-get></text:span><text:span text:style-name="T171"><text:s/></text:span><text:span text:style-name="Strong_20_Emphasis"><text:span text:style-name="T102"><text:user-field-get text:name="Edition">Desktop</text:user-field-get></text:span></text:span><text:span text:style-name="T165"><text:s/>(codenamed </text:span><text:span text:style-name="T169">j</text:span><text:span text:style-name="T165">ammy) will be </text:span><text:span text:style-name="T168">supported</text:span><text:span text:style-name="T165"> for five years until April 2027.</text:span></text:p></text:note-body></text:note></text:span></text:span><text:span text:style-name="Strong_20_Emphasis"><text:span text:style-name="T127"><text:s/></text:span></text:span><text:span text:style-name="Strong_20_Emphasis"><text:span text:style-name="T128"><text:user-field-get text:name="Edition">Desktop</text:user-field-get></text:span></text:span><text:span text:style-name="Strong_20_Emphasis"><text:span text:style-name="T129">.</text:span></text:span></text:p>
      <text:p text:style-name="P20"/>
      <text:p text:style-name="P10"><text:span text:style-name="T144">Fill in the </text:span><text:span text:style-name="Strong_20_Emphasis"><text:span text:style-name="T91"><text:s/></text:span></text:span><text:span text:style-name="Strong_20_Emphasis"><text:span text:style-name="T58">text box</text:span></text:span><text:span text:style-name="T144"> behind the </text:span><text:span text:style-name="T153">underlined</text:span><text:span text:style-name="T145"> </text:span><text:span text:style-name="T144">words, see [explanation]:</text:span></text:p>
      <text:p text:style-name="P8"><text:span text:style-name="Definition"><text:span text:style-name="T248">user</text:span></text:span><text:span text:style-name="T202"><text:tab/><text:tab/></text:span><text:span text:style-name="T212"> <text:tab/><text:tab/><text:tab/></text:span><text:span text:style-name="T203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03"><text:tab/></text:span><text:span text:style-name="T204">[</text:span><text:span text:style-name="T205">full </text:span><text:span text:style-name="T213">na</text:span><text:span text:style-name="T215">me,</text:span><text:span text:style-name="T213"> </text:span><text:span text:style-name="T215">e.g.</text:span><text:span text:style-name="T213"> </text:span><text:span text:style-name="T214">J</text:span><text:span text:style-name="T219">a</text:span><text:span text:style-name="T214">n </text:span><text:span text:style-name="T219">Jansen</text:span><text:span text:style-name="T220">]</text:span></text:p>
      <text:p text:style-name="P60"><text:span text:style-name="Definition"><text:span text:style-name="T218">USER</text:span></text:span><text:span text:style-name="Definition"><text:span text:style-name="T247">na</text:span></text:span><text:span text:style-name="Definition"><text:span text:style-name="T249">me</text:span></text:span><text:span text:style-name="T217"><text:tab/><text:tab/><text:tab/></text:span><text:span text:style-name="T217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17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5">j</text:span><text:span text:style-name="T136">a</text:span><text:span text:style-name="T135">n</text:span><text:span text:style-name="T137">]</text:span></text:p>
      <text:p text:style-name="P7"><text:span text:style-name="Definition"><text:span text:style-name="T247">COMPUTERNA</text:span></text:span><text:span text:style-name="Definition"><text:span text:style-name="T249">me</text:span></text:span><text:span text:style-name="T221"><text:tab/></text:span><text:span text:style-name="T247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47"><text:tab/></text:span><text:span text:style-name="T222">[</text:span><text:span text:style-name="T223">na</text:span><text:span text:style-name="T227">me of the</text:span><text:span text:style-name="T223"> compute</text:span><text:span text:style-name="T224">r, </text:span><text:span text:style-name="T227">e.g.</text:span><text:span text:style-name="T225"> </text:span><text:span text:style-name="T226">pc02</text:span><text:span text:style-name="T222">]</text:span></text:p>
      <text:p text:style-name="P11"><text:span text:style-name="Definition"><text:span text:style-name="T229">USER</text:span></text:span><text:span text:style-name="T228"><text:tab/><text:tab/></text:span><text:span text:style-name="T212"> <text:tab/><text:tab/><text:tab/></text:span><text:span text:style-name="T203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03"><text:tab/></text:span><text:span text:style-name="T204">[</text:span><text:span text:style-name="T206">full </text:span><text:span text:style-name="T207">na</text:span><text:span text:style-name="T208">me</text:span><text:span text:style-name="T207"> possibly </text:span><text:span text:style-name="T209">addit</text:span><text:span text:style-name="T211">i</text:span><text:span text:style-name="T209">onal </text:span><text:span text:style-name="T210">user</text:span><text:span text:style-name="T216">]</text:span></text:p>
      <text:p text:style-name="P86"><text:span text:style-name="Definition"><text:span text:style-name="T229">USERN</text:span></text:span><text:span text:style-name="Definition"><text:span text:style-name="T230">a</text:span></text:span><text:span text:style-name="Definition"><text:span text:style-name="T231">me</text:span></text:span><text:span text:style-name="Definition"><text:span text:style-name="T235"><text:tab/><text:tab/><text:tab/></text:span></text:span><text:span text:style-name="T217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17"><text:tab/></text:span><text:span text:style-name="T233">[</text:span><text:span text:style-name="T234">user</text:span><text:span text:style-name="T232"> </text:span><text:span text:style-name="T237">na</text:span><text:span text:style-name="T238">me</text:span><text:span text:style-name="T237"> possibly </text:span><text:span text:style-name="T239">addit</text:span><text:span text:style-name="T241">i</text:span><text:span text:style-name="T239">onal </text:span><text:span text:style-name="T240">user</text:span><text:span text:style-name="T236">]</text:span></text:p>
      <text:p text:style-name="P9"><text:span text:style-name="T138">Replace the </text:span><text:span text:style-name="T152">underlined</text:span><text:span text:style-name="T138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8">.</text:span></text:p>
      <text:p text:style-name="P46"/>
      <text:p text:style-name="P46"/>
      <text:p text:style-name="P6"><text:span text:style-name="T148">Not yet on Linux?</text:span><text:span text:style-name="T139"><text:tab/></text:span><text:span text:style-name="T146"><text:tab/></text:span><text:span text:style-name="T147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3">n</text:span><text:span text:style-name="T14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1"> </text:span><text:span text:style-name="T143">u</text:span><text:span text:style-name="T141">nder </text:span><text:span text:style-name="T149">Linux</text:span><text:span text:style-name="T142">.</text:span></text:p>
      <text:p text:style-name="P44"><text:span text:style-name="T172">New installation?</text:span><text:span text:style-name="T174"><text:tab/></text:span><text:span text:style-name="T176"></text:span><text:span text:style-name="T177"><text:tab/>Start at chapter</text:span><text:span text:style-name="T174"> </text:span><text:span text:style-name="T172"><text:bookmark-ref text:reference-format="page" text:ref-name="__RefNumPara__4009_1271708128">2</text:bookmark-ref></text:span><text:span text:style-name="T174"><text:s text:c="2"/></text:span><text:span text:style-name="T173"><text:bookmark-ref text:reference-format="text" text:ref-name="__RefNumPara__4009_1271708128">Perform installation</text:bookmark-ref></text:span><text:span text:style-name="T175">.</text:span></text:p>
      <text:p text:style-name="P27"/>
      <text:p text:style-name="P27"/>
      <text:list xml:id="list2273664937" text:style-name="L1">
        <text:list-item>
          <text:p text:style-name="P91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3">Login any additional </text:span></text:span><text:span text:style-name="Definition"><text:span text:style-name="T246">USER</text:span></text:span><text:span text:style-name="User_20_Entry"><text:span text:style-name="T97">s</text:span></text:span><text:span text:style-name="User_20_Entry"><text:span text:style-name="T101"> </text:span></text:span><text:span text:style-name="User_20_Entry"><text:span text:style-name="T9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4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10">wget karelzimmer.nl/</text:span></text:span><text:span text:style-name="User_20_Entry"><text:span text:style-name="T111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10">bash </text:span></text:span><text:span text:style-name="User_20_Entry"><text:span text:style-name="T111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112042155188098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1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7"><text:span text:style-name="T154">Boot the computer from</text:span><text:span text:style-name="T162"><text:note text:id="ftn5" text:note-class="footnote"><text:note-citation>1</text:note-citation><text:note-body><text:p text:style-name="P85"><text:span text:style-name="T103">Boot menu/Setup via one of the </text:span><text:span text:style-name="T104">f</text:span><text:span text:style-name="T103">requently used keys:</text:span> Esc, Delete, F1, F2, <text:span text:style-name="T251">F9, </text:span>F10, F11, or F12.</text:p></text:note-body></text:note></text:span><text:span text:style-name="T154"> an</text:span><text:span text:style-name="T158"> </text:span><text:span text:style-name="Strong_20_Emphasis"><text:span text:style-name="T132"><text:user-field-get text:name="Distro">Ubuntu</text:user-field-get></text:span></text:span><text:span text:style-name="T161"><text:s/></text:span><text:span text:style-name="T133"><text:user-field-get text:name="Version">22.04 LTS</text:user-field-get></text:span><text:span text:style-name="T82"><text:s/></text:span><text:span text:style-name="Strong_20_Emphasis"><text:span text:style-name="T87"><text:user-field-get text:name="Edition">Desktop</text:user-field-get></text:span></text:span><text:span text:style-name="Strong_20_Emphasis"><text:span text:style-name="T87"><text:s/></text:span></text:span><text:span text:style-name="Strong_20_Emphasis"><text:span text:style-name="T88">L</text:span></text:span><text:span text:style-name="T82">ive</text:span><text:span text:style-name="T82"><text:note text:id="ftn6" text:note-class="footnote"><text:note-citation>2</text:note-citation><text:note-body><text:p text:style-name="P84"><text:span text:style-name="T17">From a Live USB stick you can boot and work with </text:span><text:span text:style-name="Strong_20_Emphasis"><text:span text:style-name="T170"><text:user-field-get text:name="Distro">Ubuntu</text:user-field-get></text:span></text:span><text:span text:style-name="Strong_20_Emphasis"><text:span text:style-name="T170"><text:s/></text:span></text:span><text:span text:style-name="T17">without modifying any files on the hard drive and also allows installation of </text:span><text:span text:style-name="Strong_20_Emphasis"><text:span text:style-name="T170"><text:user-field-get text:name="Distro">Ubuntu</text:user-field-get></text:span></text:span><text:span text:style-name="Strong_20_Emphasis"><text:span text:style-name="T170">.</text:span></text:span></text:p></text:note-body></text:note></text:span><text:span text:style-name="T154"> USB stick</text:span><text:span text:style-name="T83"><text:note text:id="ftn7" text:note-class="footnote"><text:note-citation>3</text:note-citation><text:note-body><text:p text:style-name="P88"><text:span text:style-name="Strong_20_Emphasis"><text:span text:style-name="T9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2">releases.ubuntu.com</text:span></text:span></text:a><text:span text:style-name="Strong_20_Emphasis"><text:span text:style-name="T95">,</text:span></text:span><text:span text:style-name="Strong_20_Emphasis"><text:span text:style-name="T94"> click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94">, and then click </text:span></text:span><text:span text:style-name="Strong_20_Emphasis"><text:span text:style-name="T96">behind </text:span></text:span><text:span text:style-name="Strong_20_Emphasis"><text:span text:style-name="T100">Desktop</text:span></text:span><text:span text:style-name="Strong_20_Emphasis"><text:span text:style-name="T99"> image</text:span></text:span><text:span text:style-name="Strong_20_Emphasis"><text:span text:style-name="T96"> on</text:span></text:span><text:span text:style-name="Strong_20_Emphasis"><text:span text:style-name="T94"> </text:span></text:span><text:span text:style-name="Strong_20_Emphasis"><text:span text:style-name="T98">64-bit PC (AMD64) desktop image</text:span></text:span><text:span text:style-name="Strong_20_Emphasis"><text:span text:style-name="T94">.<text:line-break/></text:span></text:span><text:span text:style-name="Strong_20_Emphasis"><text:span text:style-name="T105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105">, under </text:span></text:span><text:span text:style-name="Strong_20_Emphasis"><text:span text:style-name="T106">Linux</text:span></text:span><text:span text:style-name="Strong_20_Emphasis"><text:span text:style-name="T105">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4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1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6">C</text:span><text:span text:style-name="T157">lick</text:span><text:span text:style-name="T156"> </text:span><text:span text:style-name="T160">In</text:span><text:span text:style-name="T159">stall Ubuntu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9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8">Follow the instructions on the </text:span></text:span><text:span text:style-name="Strong_20_Emphasis"><text:span text:style-name="T119">installation </text:span></text:span><text:span text:style-name="Strong_20_Emphasis"><text:span text:style-name="T118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29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2">At</text:span><text:span text:style-name="T188"> </text:span><text:span text:style-name="T194">Who are you?</text:span><text:span text:style-name="Strong_20_Emphasis"><text:span text:style-name="T185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6">E</text:span></text:span><text:span text:style-name="T188">nter your </text:span><text:span text:style-name="T195">Your n</text:span><text:span text:style-name="T194">ame </text:span><text:span text:style-name="Definition"><text:span text:style-name="T13">USER</text:span></text:span><text:span text:style-name="Strong_20_Emphasis"><text:span text:style-name="T184">, <text:line-break/></text:span></text:span><text:span text:style-name="Strong_20_Emphasis"><text:span text:style-name="T190">Y</text:span></text:span><text:span text:style-name="Strong_20_Emphasis"><text:span text:style-name="T189">our computer</text:span></text:span><text:span text:style-name="Strong_20_Emphasis"><text:span text:style-name="T190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3">,<text:line-break/></text:span></text:span><text:span text:style-name="Strong_20_Emphasis"><text:span text:style-name="T191">Pick</text:span></text:span><text:span text:style-name="Strong_20_Emphasis"><text:span text:style-name="T189"> a username</text:span></text:span><text:span text:style-name="Strong_20_Emphasis"><text:span text:style-name="T183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3">, </text:span></text:span><text:span text:style-name="Strong_20_Emphasis"><text:span text:style-name="T187">and</text:span></text:span><text:span text:style-name="Strong_20_Emphasis"><text:span text:style-name="T183"><text:line-break/></text:span></text:span><text:span text:style-name="Strong_20_Emphasis"><text:span text:style-name="T182">enter a </text:span></text:span><text:span text:style-name="Strong_20_Emphasis"><text:span text:style-name="T193">password</text:span></text:span><text:span text:style-name="Strong_20_Emphasis"><text:span text:style-name="T182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112041818129839" text:continue-numbering="true" text:style-name="L1">
        <text:list-item>
          <text:p text:style-name="P90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0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1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4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5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10">wget karelzimmer.nl/</text:span></text:span><text:span text:style-name="User_20_Entry"><text:span text:style-name="T111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10">bash </text:span></text:span><text:span text:style-name="User_20_Entry"><text:span text:style-name="T111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112042656877318" text:continue-numbering="true" text:style-name="L1">
        <text:list-item>
          <text:p text:style-name="P93"><text:span text:style-name="Strong_20_Emphasis"><text:span text:style-name="T16">P</text:span></text:span><text:span text:style-name="Strong_20_Emphasis"><text:span text:style-name="T196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9">Login any additional </text:span></text:span><text:span text:style-name="Definition"><text:span text:style-name="T245">USER</text:span></text:span><text:span text:style-name="User_20_Entry"><text:span text:style-name="T108">s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0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4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0">End of checklist,</text:span><text:span text:style-name="T181"> </text:span><text:span text:style-name="Strong_20_Emphasis"><text:span text:style-name="T130"><text:user-field-get text:name="Distro">Ubuntu</text:user-field-get></text:span></text:span><text:span text:style-name="T179"><text:s/></text:span><text:span text:style-name="T178"><text:user-field-get text:name="Version">22.04 LTS</text:user-field-get></text:span><text:span text:style-name="Strong_20_Emphasis"><text:span text:style-name="T131"><text:s/></text:span></text:span><text:span text:style-name="Strong_20_Emphasis"><text:span text:style-name="T86"><text:user-field-get text:name="Edition">Desktop</text:user-field-get></text:span></text:span><text:span text:style-name="Strong_20_Emphasis"><text:span text:style-name="T86"><text:s/></text:span></text:span><text:span text:style-name="T180">installation is complete.</text:span></text:p>
      <text:p text:style-name="P19"/>
      <text:p text:style-name="P12"><text:span text:style-name="Emphasis"><text:span text:style-name="T199">Written</text:span></text:span><text:span text:style-name="Emphasis"><text:span text:style-name="T197"> </text:span></text:span><text:span text:style-name="Emphasis"><text:span text:style-name="T199">by</text:span></text:span><text:span text:style-name="Emphasis"><text:span text:style-name="T19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8">Karel Zimmer</text:span></text:span></text:a><text:span text:style-name="Emphasis"><text:span text:style-name="T197">, </text:span></text:span><text:a xlink:type="simple" xlink:href="https://creativecommons.org/publicdomain/zero/1.0" text:style-name="Internet_20_link" text:visited-style-name="Visited_20_Internet_20_Link"><text:span text:style-name="Emphasis"><text:span text:style-name="T200">CC0 1.0 Universal</text:span></text:span></text:a><text:span text:style-name="Emphasis"><text:span text:style-name="T197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1-03T11:20:41.176314675">03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20:40.935955043</dc:date>
    <meta:keyword>Installatie</meta:keyword>
    <meta:keyword>Checklist</meta:keyword>
    <meta:keyword>Linux</meta:keyword>
    <meta:editing-cycles>6806</meta:editing-cycles>
    <meta:editing-duration>P11DT23H1M24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45" meta:character-count="3410" meta:non-whitespace-character-count="2904"/>
    <meta:user-defined meta:name="Info 1"/>
    <meta:user-defined meta:name="Info 2"/>
    <meta:user-defined meta:name="Info 3"/>
    <meta:user-defined meta:name="Info 4"/>
  </office:meta>
</office:document-meta>
</file>